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1.5479in"/>
    </style:style>
    <style:style style:name="Table3.B" style:family="table-column">
      <style:table-column-properties style:column-width="0.9618in"/>
    </style:style>
    <style:style style:name="Table3.C" style:family="table-column">
      <style:table-column-properties style:column-width="0.9722in"/>
    </style:style>
    <style:style style:name="Table3.D" style:family="table-column">
      <style:table-column-properties style:column-width="0.9229in"/>
    </style:style>
    <style:style style:name="Table3.E" style:family="table-column">
      <style:table-column-properties style:column-width="0.9521in"/>
    </style:style>
    <style:style style:name="Table3.F" style:family="table-column">
      <style:table-column-properties style:column-width="1.33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1312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7d560" officeooo:paragraph-rsid="0017d56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paragraph-rsid="0037e96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paragraph-rsid="0038b61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80fe1e" officeooo:paragraph-rsid="00391f1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7f134d" officeooo:paragraph-rsid="003e3cd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10e81" officeooo:paragraph-rsid="004131b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10e81" officeooo:paragraph-rsid="003e3cd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ourier 10 Pitch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weight="bold" officeooo:rsid="00343879" officeooo:paragraph-rsid="0034387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paragraph-rsid="001312cd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paragraph-rsid="00183691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paragraph-rsid="003ffc8a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paragraph-rsid="0047249d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312cd" officeooo:paragraph-rsid="001312cd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a047b" officeooo:paragraph-rsid="001a047b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paragraph-rsid="001312c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0123a79" officeooo:paragraph-rsid="00123a79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38b619" officeooo:paragraph-rsid="0038b619" style:font-size-asian="10.5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46532b" officeooo:paragraph-rsid="0046532b" style:font-size-asian="10.5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343879" officeooo:paragraph-rsid="00343879" style:font-weight-asian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</style:style>
    <style:style style:name="P32" style:family="paragraph" style:parent-style-name="Standard" style:list-style-name="L2">
      <style:paragraph-properties fo:text-align="start" style:justify-single-word="false"/>
    </style:style>
    <style:style style:name="P33" style:family="paragraph" style:parent-style-name="Standard" style:list-style-name="L5">
      <style:paragraph-properties fo:text-align="start" style:justify-single-word="false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2fe16e" officeooo:paragraph-rsid="002fe16e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30e7fe" officeooo:paragraph-rsid="0030e7fe"/>
    </style:style>
    <style:style style:name="P37" style:family="paragraph" style:parent-style-name="Standard">
      <style:paragraph-properties fo:text-align="center" style:justify-single-word="false"/>
      <style:text-properties officeooo:paragraph-rsid="004ad6b7"/>
    </style:style>
    <style:style style:name="P38" style:family="paragraph" style:parent-style-name="Standard">
      <style:paragraph-properties fo:text-align="center" style:justify-single-word="false"/>
      <style:text-properties officeooo:paragraph-rsid="004131b5"/>
    </style:style>
    <style:style style:name="P39" style:family="paragraph" style:parent-style-name="Table_20_Contents" style:list-style-name="L3">
      <style:paragraph-properties fo:text-align="start" style:justify-single-word="false"/>
      <style:text-properties style:font-name="Liberation Serif" officeooo:rsid="0036ecd5" officeooo:paragraph-rsid="003281da"/>
    </style:style>
    <style:style style:name="P40" style:family="paragraph" style:parent-style-name="Table_20_Contents" style:list-style-name="L4">
      <style:paragraph-properties fo:text-align="start" style:justify-single-word="false"/>
      <style:text-properties style:font-name="Liberation Serif" officeooo:rsid="0036ecd5" officeooo:paragraph-rsid="003281da"/>
    </style:style>
    <style:style style:name="P41" style:family="paragraph" style:parent-style-name="Table_20_Contents" style:list-style-name="L3">
      <style:paragraph-properties fo:text-align="start" style:justify-single-word="false"/>
      <style:text-properties style:font-name="Liberation Serif" officeooo:rsid="003281da" officeooo:paragraph-rsid="003281da"/>
    </style:style>
    <style:style style:name="P42" style:family="paragraph" style:parent-style-name="Table_20_Contents" style:list-style-name="L4">
      <style:paragraph-properties fo:text-align="start" style:justify-single-word="false"/>
      <style:text-properties style:font-name="Liberation Serif" officeooo:rsid="003281da" officeooo:paragraph-rsid="003281da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49236e" officeooo:paragraph-rsid="0049236e" style:font-size-asian="10.5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46532b" officeooo:paragraph-rsid="004c6e39" style:font-size-asian="10.5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bold" officeooo:rsid="004a6979" officeooo:paragraph-rsid="004a6979" style:font-size-asian="10.5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2pt" fo:font-weight="bold" officeooo:paragraph-rsid="004a6979" style:font-size-asian="10.5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paragraph-rsid="001312cd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1312cd" officeooo:paragraph-rsid="001312cd" style:font-size-asian="10.5pt" style:font-size-complex="12pt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ca721" style:font-size-asian="10.5pt" style:font-weight-asian="normal" style:font-size-complex="12pt" style:font-weight-complex="normal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officeooo:rsid="00123a79"/>
    </style:style>
    <style:style style:name="T5" style:family="text">
      <style:text-properties officeooo:rsid="001312cd"/>
    </style:style>
    <style:style style:name="T6" style:family="text">
      <style:text-properties officeooo:rsid="0014723b"/>
    </style:style>
    <style:style style:name="T7" style:family="text">
      <style:text-properties officeooo:rsid="0017d560"/>
    </style:style>
    <style:style style:name="T8" style:family="text">
      <style:text-properties officeooo:rsid="00183691"/>
    </style:style>
    <style:style style:name="T9" style:family="text">
      <style:text-properties officeooo:rsid="002e09cf"/>
    </style:style>
    <style:style style:name="T10" style:family="text">
      <style:text-properties officeooo:rsid="002fe16e"/>
    </style:style>
    <style:style style:name="T11" style:family="text">
      <style:text-properties officeooo:rsid="00855dd5"/>
    </style:style>
    <style:style style:name="T12" style:family="text">
      <style:text-properties officeooo:rsid="003a2be1"/>
    </style:style>
    <style:style style:name="T13" style:family="text">
      <style:text-properties officeooo:rsid="007a3645"/>
    </style:style>
    <style:style style:name="T14" style:family="text">
      <style:text-properties officeooo:rsid="009752d7"/>
    </style:style>
    <style:style style:name="T15" style:family="text">
      <style:text-properties fo:font-weight="bold" officeooo:rsid="009752d7" style:font-weight-asian="bold" style:font-weight-complex="bold"/>
    </style:style>
    <style:style style:name="T16" style:family="text">
      <style:text-properties fo:font-weight="bold" officeooo:rsid="00811b72" style:font-weight-asian="bold" style:font-weight-complex="bold"/>
    </style:style>
    <style:style style:name="T17" style:family="text">
      <style:text-properties fo:font-weight="bold" officeooo:rsid="008163d0" style:font-weight-asian="bold" style:font-weight-complex="bold"/>
    </style:style>
    <style:style style:name="T18" style:family="text">
      <style:text-properties fo:font-weight="bold" officeooo:rsid="007a3645" style:font-weight-asian="bold" style:font-weight-complex="bold"/>
    </style:style>
    <style:style style:name="T19" style:family="text">
      <style:text-properties fo:font-weight="bold" officeooo:rsid="00410e81" style:font-weight-asian="bold" style:font-weight-complex="bold"/>
    </style:style>
    <style:style style:name="T20" style:family="text">
      <style:text-properties officeooo:rsid="00188932"/>
    </style:style>
    <style:style style:name="T21" style:family="text">
      <style:text-properties officeooo:rsid="00ab9fff"/>
    </style:style>
    <style:style style:name="T22" style:family="text">
      <style:text-properties officeooo:rsid="008b2b72"/>
    </style:style>
    <style:style style:name="T23" style:family="text">
      <style:text-properties officeooo:rsid="00410e81"/>
    </style:style>
    <style:style style:name="T24" style:family="text">
      <style:text-properties officeooo:rsid="003ffc8a"/>
    </style:style>
    <style:style style:name="T25" style:family="text">
      <style:text-properties officeooo:rsid="0044dc36"/>
    </style:style>
    <style:style style:name="T26" style:family="text">
      <style:text-properties officeooo:rsid="0047249d"/>
    </style:style>
    <style:style style:name="T27" style:family="text">
      <style:text-properties officeooo:rsid="004a6979"/>
    </style:style>
    <style:style style:name="T28" style:family="text">
      <style:text-properties style:font-name="Liberation Serif" fo:font-size="12pt" fo:font-weight="bold" officeooo:rsid="00811b72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bold" officeooo:rsid="007a3645" style:font-size-asian="12pt" style:font-weight-asian="bold" style:font-size-complex="12pt" style:font-weight-complex="bold"/>
    </style:style>
    <style:style style:name="T30" style:family="text">
      <style:text-properties style:font-name="Liberation Serif" fo:font-size="12pt" fo:font-weight="bold" officeooo:rsid="009752d7" style:font-size-asian="12pt" style:font-weight-asian="bold" style:font-size-complex="12pt" style:font-weight-complex="bold"/>
    </style:style>
    <style:style style:name="T31" style:family="text">
      <style:text-properties style:font-name="Liberation Serif" fo:font-size="12pt" fo:font-weight="bold" officeooo:rsid="008163d0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mbol Tables</text:p>
      <text:p text:style-name="P2"/>
      <text:p text:style-name="P4">Symbol table</text:p>
      <text:list xml:id="list4725119135744436472" text:style-name="L1">
        <text:list-item>
          <text:p text:style-name="P31"><text:span text:style-name="T1">An abstract data structure for key-value pairs that supports two </text:span><text:span text:style-name="T2">basic </text:span><text:span text:style-name="T1">operations: insert a new pai</text:span><text:span text:style-name="T2">r</text:span><text:span text:style-name="T1"> into the table and search for the value associated with the given key.</text:span></text:p>
        </text:list-item>
        <text:list-item>
          <text:p text:style-name="P34">Also called dictionaries.</text:p>
        </text:list-item>
      </text:list>
      <text:p text:style-name="P2"/>
      <text:p text:style-name="P4">Important characteristics</text:p>
      <text:list xml:id="list1215169383881119775" text:style-name="L2">
        <text:list-item>
          <text:p text:style-name="P32"><text:span text:style-name="T1">Insertion of key-value pair already in the table results in the new </text:span><text:span text:style-name="T3">value</text:span><text:span text:style-name="T1"> replacing the older one. As a result only one value is associated with each key.</text:span></text:p>
        </text:list-item>
        <text:list-item>
          <text:p text:style-name="P35">One can think of the symbol table being an associative array abstraction with keys being indexes and values are array entries</text:p>
        </text:list-item>
        <text:list-item>
          <text:p text:style-name="P35">Deletion</text:p>
          <text:list>
            <text:list-item>
              <text:p text:style-name="P35">Lazy deletion – Associate<text:span text:style-name="T4">d</text:span> the key to be deleted with a null. Later perhaps remove all such keys</text:p>
            </text:list-item>
            <text:list-item>
              <text:p text:style-name="P35"><text:span text:style-name="T4">E</text:span>ager deletion – Remove key from table immediately</text:p>
            </text:list-item>
          </text:list>
        </text:list-item>
        <text:list-item>
          <text:p text:style-name="P35"><text:span text:style-name="T9">Must make </text:span>key types immutable. <text:span text:style-name="T9">For if they key are allowed to be modified, </text:span><text:span text:style-name="T10">the order ensured(by ordered symbol tables) by the symbol table might get invalidated making </text:span><text:span text:style-name="T9">the symbol table inconsist</text:span><text:span text:style-name="T10">e</text:span><text:span text:style-name="T9">nt.</text:span></text:p>
        </text:list-item>
      </text:list>
      <text:p text:style-name="P2"/>
      <text:p text:style-name="P4">Variations of a symbol tab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Ordered</text:p>
          </table:table-cell>
          <table:table-cell table:style-name="Table1.B1" office:value-type="string">
            <text:p text:style-name="P13">Unordered</text:p>
          </table:table-cell>
        </table:table-row>
        <table:table-row>
          <table:table-cell table:style-name="Table1.A2" office:value-type="string">
            <text:p text:style-name="P30">Symbol tables maintain an ordering in the keys which helps implement an expanded API that defines various natural and useful operations involving keys in order</text:p>
          </table:table-cell>
          <table:table-cell table:style-name="Table1.B2" office:value-type="string">
            <text:p text:style-name="P30">No ordering among keys maintained.</text:p>
          </table:table-cell>
        </table:table-row>
        <table:table-row>
          <table:table-cell table:style-name="Table1.A2" office:value-type="string">
            <text:p text:style-name="P12">void put(Key key, Value val)</text:p>
            <text:p text:style-name="P12">Value get(Key key)</text:p>
            <text:p text:style-name="P12">void delete(Key key)</text:p>
            <text:p text:style-name="P12">Key min()</text:p>
            <text:p text:style-name="P12">Key max()</text:p>
            <text:p text:style-name="P12">Key floor(Key key)</text:p>
            <text:p text:style-name="P12">int rank(Key key)</text:p>
            <text:p text:style-name="P12">Key select(int k)</text:p>
            <text:p text:style-name="P12">void deleteMin()</text:p>
            <text:p text:style-name="P12">Void deleteMax()</text:p>
          </table:table-cell>
          <table:table-cell table:style-name="Table1.B2" office:value-type="string">
            <text:p text:style-name="P12">void put(Key key, Value val)</text:p>
            <text:p text:style-name="P12">Value get(Key key)</text:p>
            <text:p text:style-name="P12">void delete(Key key)</text:p>
            <text:p text:style-name="P12">-Inefficient-</text:p>
            <text:p text:style-name="P12">-Inefficient-</text:p>
            <text:p text:style-name="P12">-Inefficient-</text:p>
            <text:p text:style-name="P12">-Inefficient-</text:p>
            <text:p text:style-name="P12">-Inefficient-</text:p>
            <text:p text:style-name="P12">-Inefficient-</text:p>
            <text:p text:style-name="P12">-Inefficient-</text:p>
          </table:table-cell>
        </table:table-row>
        <table:table-row>
          <table:table-cell table:style-name="Table1.A2" office:value-type="string">
            <text:p text:style-name="P14">Cannot be used with keys that do not have a natural ordering.</text:p>
          </table:table-cell>
          <table:table-cell table:style-name="Table1.B2" office:value-type="string">
            <text:p text:style-name="P14">Can be used with keys that are not comparable.</text:p>
            <text:p text:style-name="P14">Ex: Symbol tables with pictures or songs as keys</text:p>
          </table:table-cell>
        </table:table-row>
        <table:table-row>
          <table:table-cell table:style-name="Table1.A2" office:value-type="string">
            <text:p text:style-name="P15">Implementations</text:p>
            <text:list xml:id="list628990828589650801" text:style-name="L3">
              <text:list-item>
                <text:p text:style-name="P39">Binary search symbol table</text:p>
              </text:list-item>
              <text:list-item>
                <text:p text:style-name="P41">Binary search tree</text:p>
              </text:list-item>
              <text:list-item>
                <text:p text:style-name="P41">Balanced search trees</text:p>
                <text:list>
                  <text:list-item>
                    <text:p text:style-name="P41">2-3 trees</text:p>
                  </text:list-item>
                  <text:list-item>
                    <text:p text:style-name="P41">AVL trees</text:p>
                  </text:list-item>
                  <text:list-item>
                    <text:p text:style-name="P41">B and B+ trees</text:p>
                  </text:list-item>
                </text:list>
              </text:list-item>
            </text:list>
          </table:table-cell>
          <table:table-cell table:style-name="Table1.B2" office:value-type="string">
            <text:p text:style-name="P15">Implementations</text:p>
            <text:list xml:id="list7605686915601324726" text:style-name="L4">
              <text:list-item>
                <text:p text:style-name="P40">Sequential search symbol table</text:p>
              </text:list-item>
              <text:list-item>
                <text:p text:style-name="P42">Hash Tables</text:p>
              </text:list-item>
            </text:list>
          </table:table-cell>
        </table:table-row>
      </table:table>
      <text:p text:style-name="P2"/>
      <text:p text:style-name="P4">Cost Model</text:p>
      <text:p text:style-name="P2">Most implementations of the symbol table use compares as their primary operation. In a few implementations that don't, the number of array accesses <text:span text:style-name="T4">are </text:span>factored into the complexity <text:soft-page-break/>calculation</text:p>
      <text:p text:style-name="P2">Example : In the binary search implementation though compares are used, it is the array access which is the key operation in terms of contribution to cost</text:p>
      <text:p text:style-name="P2"/>
      <text:p text:style-name="P4">Characteristics of a sample search client</text:p>
      <text:list xml:id="list1271807023981294793" text:style-name="L5">
        <text:list-item>
          <text:p text:style-name="P33">Searches and inserts are intermixed</text:p>
        </text:list-item>
        <text:list-item>
          <text:p text:style-name="P33">The number of distinct keys are not small.</text:p>
        </text:list-item>
        <text:list-item>
          <text:p text:style-name="P36">Substantially more searches than inserts are likely.</text:p>
        </text:list-item>
        <text:list-item>
          <text:p text:style-name="P36">Search and insert patterns, though unpredictable, are not random.</text:p>
        </text:list-item>
      </text:list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1"/>
          </table:table-cell>
          <table:table-cell table:style-name="Table3.B1" table:number-columns-spanned="5" office:value-type="string">
            <text:p text:style-name="P24">Average and Worst cost of key operations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2" office:value-type="string">
            <text:p text:style-name="P27">Implementation</text:p>
          </table:table-cell>
          <table:table-cell table:style-name="Table3.B2" table:number-columns-spanned="2" office:value-type="string">
            <text:p text:style-name="P24">Insertion into an N-element ST</text:p>
          </table:table-cell>
          <table:covered-table-cell/>
          <table:table-cell table:style-name="Table3.D2" table:number-columns-spanned="2" office:value-type="string">
            <text:p text:style-name="P24">Search hits in an N-element ST</text:p>
          </table:table-cell>
          <table:covered-table-cell/>
          <table:table-cell table:style-name="Table3.F3" office:value-type="string">
            <text:p text:style-name="P24">Memory usage</text:p>
          </table:table-cell>
        </table:table-row>
        <table:table-row>
          <table:covered-table-cell/>
          <table:table-cell table:style-name="Table3.B3" office:value-type="string">
            <text:p text:style-name="P26">Average</text:p>
          </table:table-cell>
          <table:table-cell table:style-name="Table3.C3" office:value-type="string">
            <text:p text:style-name="P26">Worst</text:p>
          </table:table-cell>
          <table:table-cell table:style-name="Table3.D3" office:value-type="string">
            <text:p text:style-name="P26">Average</text:p>
          </table:table-cell>
          <table:table-cell table:style-name="Table3.E3" office:value-type="string">
            <text:p text:style-name="P26">Worst</text:p>
          </table:table-cell>
          <table:table-cell table:style-name="Table3.F3" office:value-type="string">
            <text:p text:style-name="P24"/>
          </table:table-cell>
        </table:table-row>
        <table:table-row>
          <table:table-cell table:style-name="Table3.A15" office:value-type="string">
            <text:p text:style-name="P6"><text:a xlink:type="simple" xlink:href="../Sequential-Search%20Symbol%20Table.odt"><text:span text:style-name="T11">Unordered linked list implementation</text:span></text:a></text:p>
          </table:table-cell>
          <table:table-cell table:style-name="Table3.A2" office:value-type="string">
            <text:p text:style-name="P29"><text:a xlink:type="simple" xlink:href="#Inserting into a sequential ST"><text:span text:style-name="T8">N comparisons</text:span></text:a></text:p>
          </table:table-cell>
          <table:table-cell table:style-name="Table3.A2" office:value-type="string">
            <text:p text:style-name="P18"><text:a xlink:type="simple" xlink:href="#Inserting into a sequential ST"><text:span text:style-name="T8">N comparisons</text:span></text:a></text:p>
          </table:table-cell>
          <table:table-cell table:style-name="Table3.A2" office:value-type="string">
            <text:p text:style-name="P17">N/2</text:p>
            <text:p text:style-name="P17"><text:span text:style-name="T5">comparisons</text:span> </text:p>
          </table:table-cell>
          <table:table-cell table:style-name="Table3.A2" office:value-type="string">
            <text:p text:style-name="P17">N comparisons</text:p>
          </table:table-cell>
          <table:table-cell table:style-name="Table3.F4" office:value-type="string">
            <text:p text:style-name="P16"/>
          </table:table-cell>
        </table:table-row>
        <table:table-row>
          <table:table-cell table:style-name="Table3.A15" office:value-type="string">
            <text:p text:style-name="P7"><text:a xlink:type="simple" xlink:href="../Binary%20Search%20Symbol%20Table.odt"><text:span text:style-name="T11">Ordered array implementation</text:span></text:a></text:p>
          </table:table-cell>
          <table:table-cell table:style-name="Table3.A2" office:value-type="string">
            <text:p text:style-name="P16">N <text:span text:style-name="T5">array accesses</text:span></text:p>
          </table:table-cell>
          <table:table-cell table:style-name="Table3.A2" office:value-type="string">
            <text:p text:style-name="P22">2N array access</text:p>
          </table:table-cell>
          <table:table-cell table:style-name="Table3.A2" office:value-type="string">
            <text:p text:style-name="P16"><text:a xlink:type="simple" xlink:href="#Average case of binary search">lg(N)</text:a></text:p>
            <text:p text:style-name="P17"><text:a xlink:type="simple" xlink:href="#Average case of binary search"><text:span text:style-name="T5">comparisons</text:span></text:a></text:p>
          </table:table-cell>
          <table:table-cell table:style-name="Table3.A2" office:value-type="string">
            <text:p text:style-name="P17">lg(N)</text:p>
            <text:p text:style-name="P22">comparisons</text:p>
          </table:table-cell>
          <table:table-cell table:style-name="Table3.F4" office:value-type="string">
            <text:p text:style-name="P16"/>
          </table:table-cell>
        </table:table-row>
        <table:table-row>
          <table:table-cell table:style-name="Table3.A15" office:value-type="string">
            <text:p text:style-name="P25"><text:a xlink:type="simple" xlink:href="../Binary%20Search%20Trees.odt">Binary </text:a><text:a xlink:type="simple" xlink:href="../Binary%20Search%20Trees.odt"><text:span text:style-name="T12">search </text:span></text:a><text:a xlink:type="simple" xlink:href="../Binary%20Search%20Trees.odt">tree</text:a></text:p>
            <text:p text:style-name="P25">(BST)</text:p>
            <text:p text:style-name="P10"><text:span text:style-name="T13"><text:s/></text:span><text:a xlink:type="simple" xlink:href="../../To%20do.odt#Binary%20Search%20Tree"><text:span text:style-name="T14">To do</text:span></text:a></text:p>
          </table:table-cell>
          <table:table-cell table:style-name="Table3.A2" office:value-type="string">
            <text:p text:style-name="P16">1.39 lg(N)</text:p>
            <text:p text:style-name="P22">comparisons</text:p>
          </table:table-cell>
          <table:table-cell table:style-name="Table3.A2" office:value-type="string">
            <text:p text:style-name="P22">N</text:p>
            <text:p text:style-name="P22">comparisons</text:p>
          </table:table-cell>
          <table:table-cell table:style-name="Table3.A2" office:value-type="string">
            <text:p text:style-name="P16">1.39 lg(N)</text:p>
            <text:p text:style-name="P22">comparisons</text:p>
          </table:table-cell>
          <table:table-cell table:style-name="Table3.A2" office:value-type="string">
            <text:p text:style-name="P17">N comparisons</text:p>
          </table:table-cell>
          <table:table-cell table:style-name="Table3.F4" office:value-type="string">
            <text:p text:style-name="P16"/>
          </table:table-cell>
        </table:table-row>
        <table:table-row>
          <table:table-cell table:style-name="Table3.A7" office:value-type="string">
            <text:p text:style-name="P7"/>
          </table:table-cell>
          <table:table-cell table:style-name="Table3.F4" table:number-columns-spanned="5" office:value-type="string">
            <text:p text:style-name="P19"><text:a xlink:type="simple" xlink:href="../Balanced%20Search%20Trees.odt"><text:span text:style-name="T24">Balanced search trees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5" office:value-type="string">
            <text:p text:style-name="P38"><text:span text:style-name="T28">AVL </text:span><text:a xlink:type="simple" xlink:href="../AVL%20Trees.odt"><text:span text:style-name="T31">T</text:span></text:a><text:span text:style-name="T28">rees</text:span>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23">lg(N)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23">lg(N)</text:p>
          </table:table-cell>
          <table:table-cell table:style-name="Table3.F4" office:value-type="string">
            <text:p text:style-name="P16"/>
          </table:table-cell>
        </table:table-row>
        <table:table-row>
          <table:table-cell table:style-name="Table3.A11" office:value-type="string">
            <text:p text:style-name="P37"><text:span text:style-name="T28">B and B+ trees</text:span>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F4" office:value-type="string">
            <text:p text:style-name="P16"/>
          </table:table-cell>
        </table:table-row>
        <table:table-row>
          <table:table-cell table:style-name="Table3.A11" office:value-type="string">
            <text:p text:style-name="P45">2-3 trees</text:p>
          </table:table-cell>
          <table:table-cell table:style-name="Table3.A2" office:value-type="string">
            <text:p text:style-name="P17">lg(N)</text:p>
            <text:p text:style-name="P22">comparisons</text:p>
          </table:table-cell>
          <table:table-cell table:style-name="Table3.A2" office:value-type="string">
            <text:p text:style-name="P22">2lg(N)</text:p>
            <text:p text:style-name="P22">comparisons</text:p>
          </table:table-cell>
          <table:table-cell table:style-name="Table3.A2" office:value-type="string">
            <text:p text:style-name="P17">lg(N)</text:p>
            <text:p text:style-name="P17"><text:span text:style-name="T5">comparisons</text:span> </text:p>
          </table:table-cell>
          <table:table-cell table:style-name="Table3.A2" office:value-type="string">
            <text:p text:style-name="P17">2lg(N) comparisons</text:p>
          </table:table-cell>
          <table:table-cell table:style-name="Table3.F4" office:value-type="string">
            <text:p text:style-name="P16"/>
          </table:table-cell>
        </table:table-row>
        <table:table-row>
          <table:table-cell table:style-name="Table3.A11" office:value-type="string">
            <text:p text:style-name="P45"/>
            <text:p text:style-name="P47"><text:span text:style-name="T27">Left leaning red black trees</text:span></text:p>
          </table:table-cell>
          <table:table-cell table:style-name="Table3.A2" office:value-type="string">
            <text:p text:style-name="P17">lg(N)</text:p>
            <text:p text:style-name="P22">comparisons</text:p>
          </table:table-cell>
          <table:table-cell table:style-name="Table3.A2" office:value-type="string">
            <text:p text:style-name="P22">2lg(N)</text:p>
            <text:p text:style-name="P22">comparisons</text:p>
          </table:table-cell>
          <table:table-cell table:style-name="Table3.A2" office:value-type="string">
            <text:p text:style-name="P17">lg(N)</text:p>
            <text:p text:style-name="P17"><text:span text:style-name="T5">comparisons</text:span> </text:p>
          </table:table-cell>
          <table:table-cell table:style-name="Table3.A2" office:value-type="string">
            <text:p text:style-name="P17">2lg(N) comparisons</text:p>
          </table:table-cell>
          <table:table-cell table:style-name="Table3.F4" office:value-type="string">
            <text:p text:style-name="P16"/>
          </table:table-cell>
        </table:table-row>
        <table:table-row>
          <table:table-cell table:style-name="Table3.A15" office:value-type="string">
            <text:p text:style-name="P43">2-3-4 trees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23"/>
          </table:table-cell>
          <table:table-cell table:style-name="Table3.F4" office:value-type="string">
            <text:p text:style-name="P16"/>
          </table:table-cell>
        </table:table-row>
        <table:table-row>
          <table:table-cell table:style-name="Table3.A15" office:value-type="string">
            <text:p text:style-name="P44"><text:span text:style-name="T14">Red Black trees</text:span>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23"/>
          </table:table-cell>
          <table:table-cell table:style-name="Table3.F4" office:value-type="string">
            <text:p text:style-name="P16"/>
          </table:table-cell>
        </table:table-row>
        <table:table-row>
          <table:table-cell table:style-name="Table3.A15" office:value-type="string">
            <text:p text:style-name="P11"/>
          </table:table-cell>
          <table:table-cell table:style-name="Table3.F4" table:number-columns-spanned="5" office:value-type="string">
            <text:p text:style-name="P9"><text:a xlink:type="simple" xlink:href="../Hashing.odt"><text:span text:style-name="T20">Has</text:span></text:a><text:a xlink:type="simple" xlink:href="../Hashing.odt"><text:span text:style-name="T21">h Tables</text:span></text:a><text:span text:style-name="T22"> –</text:span><text:span text:style-name="T23"> </text:span><text:a xlink:type="simple" xlink:href="../../To%20do.odt#Hashing"><text:span text:style-name="T19">To do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5" office:value-type="string">
            <text:p text:style-name="P8">Unordered array with hashing implementation</text:p>
            <text:p text:style-name="P24"><text:a xlink:type="simple" xlink:href="../Algorithms,%204th%20Edition%20-%20Sedgewick,%20Wayne/Exercises/Symbol%20Tables/src/SeparateChainingHashST.java">Hashing with separate chaining</text:a></text:p>
            <text:p text:style-name="P24">(array of lists)</text:p>
          </table:table-cell>
          <table:table-cell table:style-name="Table3.A2" office:value-type="string">
            <text:p text:style-name="P17">~N/M</text:p>
            <text:p text:style-name="P22">comparisons</text:p>
          </table:table-cell>
          <table:table-cell table:style-name="Table3.A2" office:value-type="string">
            <text:p text:style-name="P17">&lt;lg(N)</text:p>
            <text:p text:style-name="P22">comparisons</text:p>
          </table:table-cell>
          <table:table-cell table:style-name="Table3.A2" office:value-type="string">
            <text:p text:style-name="P17">~N/M</text:p>
            <text:p text:style-name="P22">comparisons</text:p>
          </table:table-cell>
          <table:table-cell table:style-name="Table3.A2" office:value-type="string">
            <text:p text:style-name="P17">&lt;lg(N) comparisons</text:p>
          </table:table-cell>
          <table:table-cell table:style-name="Table3.F4" office:value-type="string">
            <text:p text:style-name="P16"/>
          </table:table-cell>
        </table:table-row>
        <table:table-row>
          <table:table-cell table:style-name="Table3.A16" office:value-type="string">
            <text:p text:style-name="P24"><text:a xlink:type="simple" xlink:href="../Algorithms,%204th%20Edition%20-%20Sedgewick,%20Wayne/Exercises/Symbol%20Tables/src/LinearProbingHashST.java">Hashing with linear probing</text:a>**</text:p>
            <text:p text:style-name="P24">(parallel arrays)</text:p>
          </table:table-cell>
          <table:table-cell table:style-name="Table3.A2" office:value-type="string">
            <text:p text:style-name="P17">½</text:p>
            <text:p text:style-name="P22">comparisons</text:p>
          </table:table-cell>
          <table:table-cell table:style-name="Table3.A2" office:value-type="string">
            <text:p text:style-name="P17">c lg(N)</text:p>
            <text:p text:style-name="P22">comparisons</text:p>
          </table:table-cell>
          <table:table-cell table:style-name="Table3.A2" office:value-type="string">
            <text:p text:style-name="P16">3/2</text:p>
            <text:p text:style-name="P22">comparisons</text:p>
          </table:table-cell>
          <table:table-cell table:style-name="Table3.A2" office:value-type="string">
            <text:p text:style-name="P17"><text:s/>c lg(N)</text:p>
            <text:p text:style-name="P22">comparisons</text:p>
          </table:table-cell>
          <table:table-cell table:style-name="Table3.F4" office:value-type="string">
            <text:p text:style-name="P16"/>
          </table:table-cell>
        </table:table-row>
      </table:table>
      <text:p text:style-name="P4">** Keeping load factor with array resizing &lt;= ½</text:p>
      <text:p text:style-name="P2"/>
      <text:p text:style-name="P5"><text:bookmark text:name="Inserting into a sequential ST"/>Inserting into a sequential symbol table</text:p>
      <text:p text:style-name="P3"><text:span text:style-name="T5">A search has to be made to ensure that there are no duplicates. </text:span><text:span text:style-name="T6">An element is inserted only if there is </text:span><text:soft-page-break/><text:span text:style-name="T6">no duplicate, else it is updated. </text:span><text:span text:style-name="T7">Thus to insert into a N-element list, N comparisons are need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0.2.2$Linux_x86 LibreOffice_project/400m0$Build-2</meta:generator>
    <dc:date>2013-09-22T09:59:37</dc:date>
    <meta:editing-duration>P1DT11H28M30S</meta:editing-duration>
    <meta:editing-cycles>99</meta:editing-cycles>
    <dc:creator>Kempa </dc:creator>
    <meta:document-statistic meta:table-count="2" meta:image-count="0" meta:object-count="0" meta:page-count="3" meta:paragraph-count="136" meta:word-count="594" meta:character-count="3623" meta:non-whitespace-character-count="3176"/>
  </office:meta>
</office:document-meta>
</file>